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, 'Helvetica Neue', Helvetica, Arial, 'Lucida Grande', sans-serif"/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4479in" table:align="left"/>
    </style:style>
    <style:style style:name="Table1.A" style:family="table-column">
      <style:table-column-properties style:column-width="0.3097in"/>
    </style:style>
    <style:style style:name="Table1.B" style:family="table-column">
      <style:table-column-properties style:column-width="0.2299in"/>
    </style:style>
    <style:style style:name="Table1.C" style:family="table-column">
      <style:table-column-properties style:column-width="0.908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cf4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d59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dc7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63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4d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3173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391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506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9b0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694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c70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dc1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f08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075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21f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3685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5146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6a2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7f2e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add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9364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dc1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959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63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694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21f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add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959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Text_20_body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f3166" officeooo:paragraph-rsid="002f31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 style:writing-mode="lr-tb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 style:writing-mode="lr-tb"/>
      <style:text-properties fo:font-variant="normal" fo:text-transform="none" fo:color="#000000" style:font-name="HelveticaNeue" fo:font-size="11.25pt" fo:letter-spacing="normal" fo:font-style="normal" fo:font-weight="normal"/>
    </style:style>
    <style:style style:name="P32" style:family="paragraph" style:parent-style-name="Text_20_body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f3166" officeooo:paragraph-rsid="002add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4" style:family="text">
      <style:text-properties style:font-name="Times New Roman" style:font-name-asian="Courier New" style:font-size-asian="12pt" style:font-name-complex="Courier New" style:font-size-complex="12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border-line-width="0.0016in 0.0016in 0.0028in" fo:padding="0.0201in" fo:border="0.4pt double #000000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22" text:anchor-type="as-char" svg:y="-0.2799in" svg:width="3.6311in" svg:height="0.561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/>
      <text:p text:style-name="P1"><text:span text:style-name="MathematicaFormatStandardForm"><text:span text:style-name="T1"><draw:frame draw:style-name="fr1" draw:name="Object1" text:anchor-type="as-char" svg:y="-0.2055in" svg:width="2.0736in" svg:height="0.366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/>
      <text:p text:style-name="P1"><text:span text:style-name="MathematicaFormatStandardForm"><text:span text:style-name="T1"><draw:frame draw:style-name="fr1" draw:name="Object4" text:anchor-type="as-char" svg:y="-0.222in" svg:width="1.9071in" svg:height="0.3811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/>
      <text:p text:style-name="P2"><text:span text:style-name="MathematicaFormatStandardForm"><text:span text:style-name="T1"><draw:frame draw:style-name="fr1" draw:name="Object5" text:anchor-type="as-char" svg:y="-0.2055in" svg:width="5.4409in" svg:height="0.3661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2"/>
      <text:p text:style-name="P3"><text:span text:style-name="MathematicaFormatStandardForm"><text:span text:style-name="T1"><draw:frame draw:style-name="fr1" draw:name="Object6" text:anchor-type="as-char" svg:y="-0.2016in" svg:width="2.3126in" svg:height="0.3583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3"/>
      <text:p text:style-name="P3"><text:span text:style-name="MathematicaFormatStandardForm"><text:span text:style-name="T1"><draw:frame draw:style-name="fr1" draw:name="Object9" text:anchor-type="as-char" svg:y="-0.2016in" svg:width="2.35in" svg:height="0.3598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3"/>
      <text:p text:style-name="P3"><text:span text:style-name="MathematicaFormatStandardForm"><text:span text:style-name="T1"><draw:frame draw:style-name="fr1" draw:name="Object10" text:anchor-type="as-char" svg:y="-0.222in" svg:width="3.9228in" svg:height="0.378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3"/>
      <text:p text:style-name="P4"><text:span text:style-name="MathematicaFormatStandardForm"><text:span text:style-name="T1"><draw:frame draw:style-name="fr1" draw:name="Object2" text:anchor-type="as-char" svg:y="-0.2709in" svg:width="5.5937in" svg:height="0.561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4"><text:span text:style-name="MathematicaFormatStandardForm"><text:span text:style-name="T1"><draw:frame draw:style-name="fr1" draw:name="Object3" text:anchor-type="as-char" svg:y="-0.2055in" svg:width="5.4689in" svg:height="0.3661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4"><text:span text:style-name="MathematicaFormatStandardForm"><text:span text:style-name="T1"><draw:frame draw:style-name="fr1" draw:name="Object7" text:anchor-type="as-char" svg:y="-0.2055in" svg:width="4.2252in" svg:height="0.3661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4"/>
      <text:p text:style-name="P24"/>
      <text:p text:style-name="P6"><text:span text:style-name="MathematicaFormatStandardForm"><text:span text:style-name="T1"><draw:frame draw:style-name="fr1" draw:name="Object8" text:anchor-type="as-char" svg:y="-0.1665in" svg:width="1.9929in" svg:height="0.3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7"><text:span text:style-name="MathematicaFormatStandardForm"><text:span text:style-name="T1"><draw:frame draw:style-name="fr1" draw:name="Object14" text:anchor-type="as-char" svg:y="-0.222in" svg:width="1.4752in" svg:height="0.3681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9"><text:span text:style-name="MathematicaFormatStandardForm"><text:span text:style-name="T1"><draw:frame draw:style-name="fr1" draw:name="Object19" text:anchor-type="as-char" svg:y="-0.1299in" svg:width="0.8909in" svg:height="0.252in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8"><text:span text:style-name="MathematicaFormatStandardForm"><text:span text:style-name="T1"><draw:frame draw:style-name="fr1" draw:name="Object15" text:anchor-type="as-char" svg:y="-0.1299in" svg:width="0.8646in" svg:height="0.2437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8"><text:span text:style-name="MathematicaFormatStandardForm"><text:span text:style-name="T1"><draw:frame draw:style-name="fr1" draw:name="Object18" text:anchor-type="as-char" svg:y="-0.1835in" svg:width="1.3563in" svg:height="0.3075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5"/>
      <text:p text:style-name="P5"/>
      <text:p text:style-name="P5"><text:span text:style-name="MathematicaFormatStandardForm"><text:span text:style-name="T1"><draw:frame draw:style-name="fr1" draw:name="Object13" text:anchor-type="as-char" svg:y="-0.1665in" svg:width="2.2492in" svg:height="0.3091in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7"><text:span text:style-name="MathematicaFormatStandardForm"><text:span text:style-name="T1"><draw:frame draw:style-name="fr1" draw:name="Object11" text:anchor-type="as-char" svg:y="-0.222in" svg:width="1.8957in" svg:height="0.368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9"><text:span text:style-name="MathematicaFormatStandardForm"><text:span text:style-name="T1"><draw:frame draw:style-name="fr1" draw:name="Object20" text:anchor-type="as-char" svg:y="-0.1457in" svg:width="1.3134in" svg:height="0.2709in" draw:z-index="19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8"><text:span text:style-name="MathematicaFormatStandardForm"><text:span text:style-name="T1"><draw:frame draw:style-name="fr1" draw:name="Object16" text:anchor-type="as-char" svg:y="-0.1299in" svg:width="0.8535in" svg:height="0.2437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8"><text:span text:style-name="MathematicaFormatStandardForm"><text:span text:style-name="T1"><draw:frame draw:style-name="fr1" draw:name="Object17" text:anchor-type="as-char" svg:y="-0.1835in" svg:width="1.6992in" svg:height="0.3098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8"/>
      <text:p text:style-name="P8"/>
      <text:p text:style-name="P8"/>
      <text:p text:style-name="P21"><text:span text:style-name="MathematicaFormatStandardForm"><text:span text:style-name="T1"><draw:frame draw:style-name="fr1" draw:name="Object255" text:anchor-type="as-char" svg:y="-0.4902in" svg:width="3.1181in" svg:height="0.9472in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25"/>
      <text:p text:style-name="P10"><text:span text:style-name="MathematicaFormatStandardForm"><text:span text:style-name="T3"><draw:frame draw:style-name="fr2" draw:name="Object452" text:anchor-type="as-char" svg:y="-0.8035in" svg:width="4.1075in" svg:height="1.5673in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10"/>
      <text:p text:style-name="P10"/>
      <text:p text:style-name="P11"><text:span text:style-name="MathematicaFormatStandardForm"><text:span text:style-name="T1"><draw:frame draw:style-name="fr2" draw:name="Object67" text:anchor-type="as-char" svg:y="-0.2772in" svg:width="4.2665in" svg:height="0.5299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1"/>
      <text:p text:style-name="P12"><text:span text:style-name="MathematicaFormatStandardForm"><text:span text:style-name="T1"><draw:frame draw:style-name="fr1" draw:name="Object639" text:anchor-type="as-char" svg:y="-0.1839in" svg:width="2.9028in" svg:height="0.3252in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2"/>
      <text:p text:style-name="P12"><text:span text:style-name="MathematicaFormatStandardForm"><text:span text:style-name="T1"><draw:frame draw:style-name="fr1" draw:name="Object12" text:anchor-type="as-char" svg:y="-0.228in" svg:width="3.4571in" svg:height="0.3689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2"/>
      <text:p text:style-name="P12"><text:span text:style-name="MathematicaFormatStandardForm"><text:span text:style-name="T1"><draw:frame draw:style-name="fr1" draw:name="Object450" text:anchor-type="as-char" svg:y="-0.3217in" svg:width="2.9165in" svg:height="0.6862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2"/>
      <text:p text:style-name="P13"><text:span text:style-name="MathematicaFormatStandardForm"><text:span text:style-name="T2"><draw:frame draw:style-name="fr1" draw:name="Object448" text:anchor-type="as-char" svg:y="-0.1984in" svg:width="2.6646in" svg:height="0.4366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22"/>
      <text:p text:style-name="P13"><text:span text:style-name="MathematicaFormatStandardForm"><text:span text:style-name="T1"><draw:frame draw:style-name="fr1" draw:name="Object21" text:anchor-type="as-char" svg:y="-0.2228in" svg:width="2.1335in" svg:height="0.3638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4"><text:span text:style-name="MathematicaFormatStandardForm"><text:span text:style-name="T1"><draw:frame draw:style-name="fr1" draw:name="Object26" text:anchor-type="as-char" svg:y="-0.2228in" svg:width="2.8339in" svg:height="0.3638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3"><text:span text:style-name="MathematicaFormatStandardForm"><text:span text:style-name="T1"><draw:frame draw:style-name="fr1" draw:name="Object24" text:anchor-type="as-char" svg:y="-0.2228in" svg:width="3.4335in" svg:height="0.3638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3"><text:span text:style-name="MathematicaFormatStandardForm"><text:span text:style-name="T1"><draw:frame draw:style-name="fr1" draw:name="Object25" text:anchor-type="as-char" svg:y="-0.2228in" svg:width="4.078in" svg:height="0.3638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3"/>
      <text:p text:style-name="P13"/>
      <text:p text:style-name="P13"/>
      <text:p text:style-name="P13"/>
      <text:p text:style-name="P26"><text:span text:style-name="MathematicaFormatStandardForm"><text:span text:style-name="T1"><draw:frame draw:style-name="fr2" draw:name="Object132" text:anchor-type="as-char" svg:y="-0.2035in" svg:width="2.811in" svg:height="0.3646in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5"/>
      <text:p text:style-name="P15"><text:span text:style-name="MathematicaFormatStandardForm"><text:span text:style-name="T4"><draw:frame draw:style-name="fr1" draw:name="Object177" text:anchor-type="as-char" svg:y="-0.1437in" svg:width="5.5563in" svg:height="0.2839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5"><text:span text:style-name="MathematicaFormatStandardForm"><text:span text:style-name="T4"/></text:span></text:p>
      <text:p text:style-name="P15"><text:span text:style-name="MathematicaFormatStandardForm"><text:span text:style-name="T4"><draw:frame draw:style-name="fr1" draw:name="Object178" text:anchor-type="as-char" svg:y="-0.1437in" svg:width="4.7693in" svg:height="0.28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6"/>
      <text:p text:style-name="P17"><text:span text:style-name="MathematicaFormatStandardForm"><text:span text:style-name="T1"><draw:frame draw:style-name="fr3" draw:name="Object645" text:anchor-type="as-char" svg:y="-0.2193in" svg:width="2.8602in" svg:height="0.5154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17"><text:span text:style-name="MathematicaFormatStandardForm"><text:span text:style-name="T1"/></text:span></text:p>
      <text:p text:style-name="P16"><text:span text:style-name="MathematicaFormatStandardForm"><text:span text:style-name="T1"><draw:frame draw:style-name="fr2" draw:name="Object23" text:anchor-type="as-char" svg:y="-0.1835in" svg:width="2.8807in" svg:height="0.3283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5"/>
      <text:p text:style-name="P15"/>
      <text:p text:style-name="P19"><text:span text:style-name="MathematicaFormatStandardForm"><text:span text:style-name="T1"><draw:frame draw:style-name="fr1" draw:name="Object28" text:anchor-type="as-char" svg:y="-0.1457in" svg:width="4.528in" svg:height="0.2764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5"/>
      <text:p text:style-name="P18"><text:span text:style-name="MathematicaFormatStandardForm"><text:span text:style-name="T4"><draw:frame draw:style-name="fr1" draw:name="Object27" text:anchor-type="as-char" svg:y="-0.1626in" svg:width="2.252in" svg:height="0.2866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28"><text:span text:style-name="MathematicaFormatStandardForm"><text:span text:style-name="T1"><draw:frame draw:style-name="fr1" draw:name="Object29" text:anchor-type="as-char" svg:y="-0.5425in" svg:width="3.1382in" svg:height="1.0508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23"/>
      <text:p text:style-name="P27"><text:span text:style-name="MathematicaFormatStandardForm"><text:span text:style-name="T1"><draw:frame draw:style-name="fr2" draw:name="Object130" text:anchor-type="as-char" svg:y="-0.2035in" svg:width="2.9055in" svg:height="0.3646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20"/>
      <text:p text:style-name="P20"><text:span text:style-name="MathematicaFormatStandardForm"><text:span text:style-name="T1"><draw:frame draw:style-name="fr2" draw:name="Object131" text:anchor-type="as-char" svg:y="-0.2035in" svg:width="3.0028in" svg:height="0.3646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, 'Helvetica Neue', Helvetica, Arial, 'Lucida Grande', sans-serif"/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8:21:59.611000000</meta:creation-date>
    <dc:date>2016-05-08T13:17:13.606000000</dc:date>
    <meta:editing-duration>P3DT17H14M5S</meta:editing-duration>
    <meta:editing-cycles>20</meta:editing-cycles>
    <meta:generator>LibreOffice/5.0.0.5$Windows_x86 LibreOffice_project/1b1a90865e348b492231e1c451437d7a15bb262b</meta:generator>
    <meta:document-statistic meta:table-count="1" meta:image-count="0" meta:object-count="41" meta:page-count="6" meta:paragraph-count="4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i>log</mi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text/>
            </mrow>
          </mrow>
        </mtd>
      </mtr>
      <mtr>
        <mtd>
          <mrow>
            <mtext/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  <mi>k</mi>
              </mfrac>
            </mrow>
            <mrow>
              <mo fence="true" stretchy="false">(</mo>
              <mrow>
                <mrow>
                  <mfrac>
                    <mn>1</mn>
                    <msup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</mfrac>
                  <mrow>
                    <mfrac>
                      <mrow>
                        <mi mathvariant="normal">γ</mi>
                        <mrow>
                          <mo fence="true" stretchy="false">(</mo>
                          <mrow>
                            <mrow>
                              <mi>k</mi>
                              <mi>,</mi>
                              <mrow>
                                <mo fence="true" stretchy="false">(</mo>
                                <mrow>
                                  <mrow>
                                    <mi>s</mi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i>log</mi>
                              <mi>n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Γ</mi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</mrow>
                    </mfrac>
                    <mo stretchy="false">−</mo>
                    <mrow>
                      <munderover>
                        <mo stretchy="false">∫</mo>
                        <mn>1</mn>
                        <mi mathvariant="normal">∞</mi>
                      </munderover>
                      <mrow>
                        <mfrac>
                          <mo stretchy="false">∂</mo>
                          <mrow>
                            <mo stretchy="false">∂</mo>
                            <mi>y</mi>
                          </mrow>
                        </mfrac>
                        <msup>
                          <mrow>
                            <mo fence="true" stretchy="false">[</mo>
                            <mrow>
                              <mrow>
                                <mrow>
                                  <msup>
                                    <mi>y</mi>
                                    <mrow>
                                      <mi>s</mi>
                                      <mo stretchy="false">−</mo>
                                      <mn>1</mn>
                                    </mrow>
                                  </msup>
                                  <mo stretchy="false">⋅</mo>
                                  <msub>
                                    <mi mathvariant="normal">ζ</mi>
                                    <mi>n</mi>
                                  </msub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s</mi>
                                      <mi>,</mi>
                                      <mrow>
                                        <mn>1</mn>
                                        <mo stretchy="false">+</mo>
                                        <mi>y</mi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]</mo>
                          </mrow>
                          <mrow>
                            <mtext>*</mtext>
                            <mi>k</mi>
                          </mrow>
                        </msup>
                        <mi mathvariant="italic">dy</mi>
                      </mrow>
                    </mrow>
                  </mrow>
                </mrow>
              </mrow>
              <mo fence="true" stretchy="false">)</mo>
            </mrow>
          </mrow>
        </mtd>
      </mtr>
    </mtable>
    <annotation encoding="StarMath 5.0">"" [log %zeta_n(s)]^{"*"1} = 
"" newline "" sum from k = 1 to infinity {{(-1)^{k-1}} over k} (  1 over (s-1)^k{%gamma(k,(s-1)log n)} over {%GAMMA(k)} - int from 1 to Infinity {{partial} over {partial y}[y^{s-1} cdot %zeta_n(s,1+y)]^{"*"k} dy})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row>
          <mo fence="true" stretchy="fals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row>
        <mrow>
          <mo fence="true" stretchy="false">(</mo>
          <mrow>
            <mrow>
              <mfrac>
                <mn>1</mn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frac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i>,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log</mi>
                        <mi>n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</mrow>
          <mo fence="true" stretchy="false">)</mo>
        </mrow>
        <mo stretchy="false">=</mo>
        <mfrac>
          <mrow>
            <msup>
              <mi>n</mi>
              <mrow>
                <mo stretchy="false">−</mo>
                <mi>s</mi>
              </mrow>
            </msup>
            <mo stretchy="false">−</mo>
            <mn>1</mn>
          </mrow>
          <mi>s</mi>
        </mfrac>
      </mrow>
    </mrow>
    <annotation encoding="StarMath 5.0">sum from k = 1 to infinity {(binom{-1}{k})} (  1 over (s-1)^k{%gamma(k,(s-1)log n)} over {%GAMMA(k)}) = {n^-s-1}over{s }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row>
        <mrow>
          <mo fence="true" stretchy="false">(</mo>
          <mrow>
            <mrow>
              <mfrac>
                <mn>1</mn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frac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i>,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log</mi>
                        <mi>n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</mrow>
          <mo fence="true" stretchy="false">)</mo>
        </mrow>
        <mo stretchy="false">=</mo>
        <mrow>
          <mfrac>
            <mi>z</mi>
            <mrow>
              <mi>s</mi>
              <mo stretchy="false">−</mo>
              <mn>1</mn>
            </mrow>
          </mfrac>
          <mo stretchy="false">⋅</mo>
          <mrow>
            <munderover>
              <mo stretchy="false">∫</mo>
              <mn>0</mn>
              <mrow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  <mi>log</mi>
                <mi>n</mi>
              </mrow>
            </munderover>
            <msub>
              <msup>
                <mi>e</mi>
                <mrow>
                  <mo stretchy="false">−</mo>
                  <mi>r</mi>
                </mrow>
              </msup>
              <mn>1</mn>
            </msub>
          </mrow>
        </mrow>
      </mrow>
      <msub>
        <mi>F</mi>
        <mn>1</mn>
      </msub>
      <mrow>
        <mo fence="true" stretchy="false">(</mo>
        <mrow>
          <mrow>
            <mrow>
              <mn>1</mn>
              <mo stretchy="false">−</mo>
              <mi>z</mi>
            </mrow>
            <mi>;</mi>
            <mn>2</mn>
            <mrow>
              <mi>;</mi>
              <mo stretchy="false">−</mo>
              <mfrac>
                <mi>r</mi>
                <mrow>
                  <mi>s</mi>
                  <mo stretchy="false">−</mo>
                  <mn>1</mn>
                </mrow>
              </mfrac>
            </mrow>
          </mrow>
        </mrow>
        <mo fence="true" stretchy="false">)</mo>
      </mrow>
      <mi mathvariant="italic">dr</mi>
    </mrow>
    <annotation encoding="StarMath 5.0">sum from k = 1 to infinity {(binom{z}{k})} (  1 over (s-1)^k{%gamma(k,(s-1)log n)} over {%GAMMA(k)}) = z over {s-1} cdot int from 0 to {(s-1)log n} {e^-r}  _1 F_1(1-z; 2; -{{r}over{s-1}}) dr</annotation>
  </semantics>
</math>
</file>

<file path=Object 12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underover>
          <mo stretchy="false">∑</mo>
          <mrow>
            <mi>k</mi>
            <mo stretchy="false">=</mo>
            <mn>1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row>
        <munder>
          <mi>lim</mi>
          <mrow>
            <mi>s</mi>
            <mo stretchy="false">→</mo>
            <mn>0</mn>
          </mrow>
        </munder>
        <mrow/>
      </mrow>
      <msup>
        <mrow>
          <mo fence="true" stretchy="false">[</mo>
          <mrow>
            <mrow>
              <msub>
                <mi mathvariant="normal">ζ</mi>
                <mi>n</mi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]</mo>
        </mrow>
        <mrow>
          <mtext>*</mtext>
          <mi>k</mi>
        </mrow>
      </msup>
    </mrow>
    <annotation encoding="StarMath 5.0">%PI(n)=lim from {z rightarrow 0}{} partial over {partial z}sum from k = 1 to infinity ( binom{z}{k} ) lim from {s rightarrow 0}{} [%zeta_n(s)-1]^{"*"k}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1</mn>
        </mrow>
        <mo stretchy="false">+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row>
                  <msub>
                    <mi>log</mi>
                    <mn>2</mn>
                  </msub>
                  <mi>n</mi>
                </mrow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 mathvariant="normal">ρ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n>0</mn>
      </mrow>
    </mrow>
    <annotation encoding="StarMath 5.0">-1+sum from k = 1 to lfloor log_2 n rfloor ( binom{%rho}{k} ) lim from {s rightarrow 0}{} partial over {partial s}[%zeta_n(s)-1]^{"*"k}=0</annotation>
  </semantics>
</math>
</file>

<file path=Object 14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n>1</mn>
                  <mo stretchy="false">+</mo>
                  <mrow>
                    <msup>
                      <mi>y</mi>
                      <mrow>
                        <mi>s</mi>
                        <mo stretchy="false">−</mo>
                        <mn>1</mn>
                      </mrow>
                    </msup>
                    <mo stretchy="false">⋅</mo>
                    <msub>
                      <mi mathvariant="normal">ζ</mi>
                      <mi>n</mi>
                    </msub>
                  </mrow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[</mo>
          <mrow>
            <mrow>
              <mrow>
                <msup>
                  <mi>y</mi>
                  <mrow>
                    <mi>s</mi>
                    <mo stretchy="false">−</mo>
                    <mn>1</mn>
                  </mrow>
                </msup>
                <mo stretchy="false">⋅</mo>
                <msub>
                  <mi mathvariant="normal">ζ</mi>
                  <mi>n</mi>
                </msub>
              </mrow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i>y</mi>
                    </mrow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i>k</mi>
        </mrow>
      </msup>
    </mrow>
    <annotation encoding="StarMath 5.0">[1+y^{s-1} cdot %zeta_n(s,1+y)]^{"*"z} = sum from k = 0 to infinity(binom{z}{k}) [y^{s-1} cdot %zeta_n(s,1+y)]^{"*"k}</annotation>
  </semantics>
</math>
</file>

<file path=Object 15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row>
            <munder>
              <mi>lim</mi>
              <mrow>
                <mi>z</mi>
                <mo stretchy="false">→</mo>
                <mn>0</mn>
              </mrow>
            </munder>
            <mrow/>
          </mrow>
        </mrow>
      </mrow>
      <mfrac>
        <mo stretchy="false">∂</mo>
        <mrow>
          <mo stretchy="false">∂</mo>
          <mi>z</mi>
        </mrow>
      </mfrac>
      <mrow>
        <munderover>
          <mo stretchy="false">∑</mo>
          <mrow>
            <mi>k</mi>
            <mo stretchy="false">=</mo>
            <mn>1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sup>
        <mrow>
          <mo fence="true" stretchy="false">[</mo>
          <mrow>
            <mrow>
              <msub>
                <mi mathvariant="normal">ζ</mi>
                <mi>n</mi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]</mo>
        </mrow>
        <mrow>
          <mtext>*</mtext>
          <mi>k</mi>
        </mrow>
      </msup>
    </mrow>
    <annotation encoding="StarMath 5.0">%psi(n)=-lim from {z rightarrow 0}{} partial over {partial z}sum from k = 1 to infinity ( binom{z}{k} ) lim from {s rightarrow 0}{} partial over {partial s}[%zeta_n(s)-1]^{"*"k}</annotation>
  </semantics>
</math>
</file>

<file path=Object 1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row>
                <msub>
                  <mi>log</mi>
                  <mn>2</mn>
                </msub>
                <mi>n</mi>
              </mrow>
            </mrow>
            <mo fence="true" stretchy="false">⌋</mo>
          </mrow>
        </munderover>
        <mrow>
          <mo fence="true" stretchy="false">(</mo>
          <mrow>
            <mtable>
              <mtr>
                <mtd>
                  <mi mathvariant="normal">ρ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row>
        <munder>
          <mi>lim</mi>
          <mrow>
            <mi>s</mi>
            <mo stretchy="false">→</mo>
            <mn>0</mn>
          </mrow>
        </munder>
        <mrow/>
      </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n>0</mn>
      </mrow>
    </mrow>
    <annotation encoding="StarMath 5.0">sum from k = 1 to lfloor log_2 n rfloor ( binom{%rho}{k} ) lim from {s rightarrow 0}{} [%zeta_n(s)-1]^{"*"k}=0</annotation>
  </semantics>
</math>
</file>

<file path=Object 1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 mathvariant="normal">ρ</mi>
            </munder>
            <msup>
              <mi mathvariant="normal">ρ</mi>
              <mrow>
                <mo stretchy="false">−</mo>
                <mn>1</mn>
              </mrow>
            </msup>
          </mrow>
        </mrow>
      </mrow>
    </mrow>
    <annotation encoding="StarMath 5.0">%PI(n)=-sum from %rho %rho^-1</annotation>
  </semantics>
</math>
</file>

<file path=Object 18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 mathvariant="normal">ρ</mi>
            </munder>
            <msup>
              <mi mathvariant="normal">ρ</mi>
              <mrow>
                <mo stretchy="false">−</mo>
                <mn>1</mn>
              </mrow>
            </msup>
          </mrow>
        </mrow>
      </mrow>
    </mrow>
    <annotation encoding="StarMath 5.0">%psi(n)=-sum from %rho %rho^-1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n>1</mn>
          <mo stretchy="false">−</mo>
          <mrow>
            <munder>
              <mo stretchy="false">∏</mo>
              <mi mathvariant="normal">ρ</mi>
            </munder>
            <mrow>
              <mo fence="true" stretchy="false">(</mo>
              <mrow>
                <mrow>
                  <mn>1</mn>
                  <mo stretchy="false">−</mo>
                  <mfrac>
                    <mi>z</mi>
                    <mi mathvariant="normal">ρ</mi>
                  </mfrac>
                </mrow>
              </mrow>
              <mo fence="true" stretchy="false">)</mo>
            </mrow>
          </mrow>
        </mrow>
      </mrow>
    </mrow>
    <annotation encoding="StarMath 5.0">lim from {s rightarrow 0}{} partial over {partial s}[%zeta_n(s)]^{"*"z} = 1-prod from %rho ( 1 - z over %rho )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  <mi>k</mi>
        </mfrac>
      </mrow>
      <mrow>
        <mo fence="true" stretchy="false">(</mo>
        <mrow>
          <mrow>
            <mfrac>
              <mn>1</mn>
              <msup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frac>
            <mfrac>
              <mrow>
                <mi mathvariant="normal">γ</mi>
                <mrow>
                  <mo fence="true" stretchy="false">(</mo>
                  <mrow>
                    <mrow>
                      <mi>k</mi>
                      <mi>,</mi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log</mi>
                      <mi>n</mi>
                    </mrow>
                  </mrow>
                  <mo fence="true" stretchy="false">)</mo>
                </mrow>
              </mrow>
              <mrow>
                <mi mathvariant="normal">Γ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</mfrac>
          </mrow>
        </mrow>
        <mo fence="true" stretchy="false">)</mo>
      </mrow>
    </mrow>
    <annotation encoding="StarMath 5.0">sum from k = 1 to infinity {{(-1)^{k-1}} over k} (  1 over (s-1)^k{%gamma(k,(s-1)log n)} over {%GAMMA(k)})</annotation>
  </semantics>
</math>
</file>

<file path=Object 20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under>
            <mo stretchy="false">∏</mo>
            <mi mathvariant="normal">ρ</mi>
          </munder>
          <mrow>
            <mo fence="true" stretchy="false">(</mo>
            <mrow>
              <mrow>
                <mn>1</mn>
                <mo stretchy="false">−</mo>
                <mfrac>
                  <mi>z</mi>
                  <mi mathvariant="normal">ρ</mi>
                </mfrac>
              </mrow>
            </mrow>
            <mo fence="true" stretchy="false">)</mo>
          </mrow>
        </mrow>
      </mrow>
    </mrow>
    <annotation encoding="StarMath 5.0">lim from {s rightarrow 0}{} [%zeta_n(s)]^{"*"z} = prod from %rho ( 1 - z over %rho )</annotation>
  </semantics>
</math>
</file>

<file path=Object 21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 mathvariant="normal">ρ</mi>
          </mrow>
        </msup>
        <mo stretchy="false">=</mo>
        <mn>0</mn>
      </mrow>
    </mrow>
    <annotation encoding="StarMath 5.0">lim from {s rightarrow 0}{} [%zeta_n(s)]^{"*"%rho}=0</annotation>
  </semantics>
</math>
</file>

<file path=Object 22/content.xml><?xml version="1.0" encoding="utf-8"?>
<math xmlns="http://www.w3.org/1998/Math/MathML" display="block">
  <semantics>
    <mrow>
      <mrow>
        <mrow>
          <mo stretchy="false">−</mo>
          <mn>1</mn>
        </mrow>
        <mo stretchy="false">+</mo>
        <mrow>
          <munder>
            <mi>lim</mi>
            <mrow>
              <mi>s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s</mi>
        </mrow>
      </mfrac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 mathvariant="normal">ρ</mi>
          </mrow>
        </msup>
        <mo stretchy="false">=</mo>
        <mn>0</mn>
      </mrow>
    </mrow>
    <annotation encoding="StarMath 5.0">-1+lim from {s rightarrow 0}{} partial over {partial s}[%zeta_n(s)]^{"*"%rho}=0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sub>
                            <mi mathvariant="normal">ζ</mi>
                            <mi>n</mi>
                          </msub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k</mi>
                </mrow>
              </msup>
              <mo stretchy="false">=</mo>
              <mtext/>
            </mrow>
          </mrow>
        </mtd>
      </mtr>
      <mtr>
        <mtd>
          <mrow>
            <mtext>     </mtext>
            <mrow>
              <msup>
                <mrow>
                  <mo fence="true" stretchy="false">[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sub>
                            <mi mathvariant="normal">ζ</mi>
                            <mi>n</mi>
                          </msub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row>
                    <mi>k</mi>
                    <mo stretchy="false">−</mo>
                    <mn>1</mn>
                  </mrow>
                </mrow>
              </msup>
              <mo stretchy="false">+</mo>
              <mtext/>
            </mrow>
          </mrow>
        </mtd>
      </mtr>
      <mtr>
        <mtd>
          <mrow>
            <mtext>     </mtext>
            <mrow>
              <msup>
                <mi>y</mi>
                <mrow>
                  <mi>s</mi>
                  <mo stretchy="false">−</mo>
                  <mn>1</mn>
                </mrow>
              </msup>
              <mo stretchy="false">⋅</mo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sup>
              <mrow>
                <mo fence="true" stretchy="false">[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sub>
                          <mi mathvariant="normal">ζ</mi>
                          <mrow>
                            <mrow>
                              <mi>n</mi>
                              <mo stretchy="false">⋅</mo>
                              <mi>y</mi>
                            </mrow>
                            <msup>
                              <mrow>
                                <mo fence="true" stretchy="false">(</mo>
                                <mrow>
                                  <mrow>
                                    <mi>j</mi>
                                    <mo stretchy="false">+</mo>
                                    <mi>y</mi>
                                  </mrow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n>1</mn>
                              </mrow>
                            </msup>
                          </mrow>
                        </msub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row>
                  <mi>k</mi>
                  <mo stretchy="false">−</mo>
                  <mn>1</mn>
                </mrow>
              </mrow>
            </msup>
          </mrow>
        </mtd>
      </mtr>
    </mtable>
    <annotation encoding="StarMath 5.0">""[1+y^{s-1} cdot %zeta_n(s,1+y)]^{"*"k} = 
"" newline "     " [1+y^{s-1} cdot %zeta_n(s,1+y) ]^{"*"k-1}+
"" newline "     " y^{s-1} cdot sum from j = 1 (j + y)^-s[1+y^{s-1} cdot %zeta_{{n cdot y } (j+y)^-1}(s,1+y)]^{"*"k-1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  <mrow>
                  <mtext>*</mtext>
                  <mn>0</mn>
                </mrow>
              </msup>
              <mo stretchy="false">=</mo>
              <mn>0</mn>
            </mrow>
            <mtext/>
          </mrow>
        </mtd>
      </mtr>
      <mtr>
        <mtd>
          <mrow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row>
                <munder>
                  <mo stretchy="false">∑</mo>
                  <mrow>
                    <mi>j</mi>
                    <mo stretchy="false">=</mo>
                    <mn>2</mn>
                  </mrow>
                </munder>
                <mrow>
                  <mrow>
                    <mo stretchy="false">−</mo>
                    <mi>log</mi>
                  </mrow>
                  <mi>j</mi>
                </mrow>
              </mrow>
            </mrow>
            <mtext/>
          </mrow>
        </mtd>
      </mtr>
      <mtr>
        <mtd>
          <mrow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  <mrow>
                  <mtext>*</mtext>
                  <mi>k</mi>
                </mrow>
              </msup>
              <mo stretchy="false">=</mo>
              <mfrac>
                <mi>k</mi>
                <mrow>
                  <mi>k</mi>
                  <mo stretchy="false">−</mo>
                  <mn>1</mn>
                </mrow>
              </mfrac>
            </mrow>
            <mrow>
              <munder>
                <mo stretchy="false">∑</mo>
                <mrow>
                  <mi>j</mi>
                  <mo stretchy="false">=</mo>
                  <mn>2</mn>
                </mrow>
              </munder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/>
              </mrow>
            </mrow>
            <mfrac>
              <mo stretchy="false">∂</mo>
              <mrow>
                <mo stretchy="false">∂</mo>
                <mi>s</mi>
              </mrow>
            </mfrac>
            <msup>
              <mrow>
                <mo fence="true" stretchy="false">[</mo>
                <mrow>
                  <mrow>
                    <msub>
                      <mi mathvariant="normal">ζ</mi>
                      <mrow>
                        <mi>n</mi>
                        <msup>
                          <mi>j</mi>
                          <mrow>
                            <mo stretchy="false">−</mo>
                            <mn>1</mn>
                          </mrow>
                        </msup>
                      </mrow>
                    </msub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]</mo>
              </mrow>
              <mrow>
                <mtext>*</mtext>
                <mrow>
                  <mi>k</mi>
                  <mo stretchy="false">−</mo>
                  <mn>1</mn>
                </mrow>
              </mrow>
            </msup>
          </mrow>
        </mtd>
      </mtr>
    </mtable>
    <annotation encoding="StarMath 5.0">lim from {s rightarrow 0}{} partial over {partial s}[%zeta_n(s)-1]^{"*"0} = 0
"" newline lim from {s rightarrow 0}{} partial over {partial s}[%zeta_n(s)-1]^{"*"1} = sum from j = 2  {-log j}
"" newline lim from {s rightarrow 0}{} partial over {partial s}[%zeta_n(s)-1]^{"*"k} = k over {k-1} sum from j = 2  lim from {s rightarrow 0}{} partial over {partial s}[%zeta_{n j^-1}(s)-1]^{"*"k-1}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=</mo>
              <mtext/>
            </mrow>
          </mrow>
        </mtd>
      </mtr>
      <mtr>
        <mtd>
          <mrow>
            <mtext>      </mtext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0</mn>
                    </mtd>
                  </mtr>
                </mtable>
              </mrow>
              <mo fence="true" stretchy="false">)</mo>
            </mrow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sup>
                  <mi>j</mi>
                  <mrow>
                    <mo stretchy="false">−</mo>
                    <mi>s</mi>
                  </mrow>
                </msup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fence="true" stretchy="false">⌊</mo>
                  <mrow>
                    <mi>n</mi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i>j</mi>
                      </mfrac>
                    </mrow>
                    <mo fence="true" stretchy="false">⌋</mo>
                  </mrow>
                </munderover>
                <msup>
                  <mrow>
                    <mo fence="true" stretchy="false">(</mo>
                    <mrow>
                      <mrow>
                        <mi>j</mi>
                        <mo stretchy="false">⋅</mo>
                        <mi>k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3</mn>
                    </mtd>
                  </mtr>
                </mtable>
              </mrow>
              <mo fence="true" stretchy="false">)</mo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sup>
                      <mrow>
                        <mo fence="true" stretchy="false">(</mo>
                        <mrow>
                          <mrow>
                            <mi>j</mi>
                            <mo stretchy="false">⋅</mo>
                            <mi>k</mi>
                            <mo stretchy="false">⋅</mo>
                            <mi>l</mi>
                          </mrow>
                        </mrow>
                        <mo fence="true" stretchy="false">)</mo>
                      </mrow>
                      <mrow>
                        <mo stretchy="false">−</mo>
                        <mi>s</mi>
                      </mrow>
                    </msup>
                  </mrow>
                </mrow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false">)</mo>
              </mrow>
            </mrow>
            <mn>...</mn>
            <mtext> </mtext>
          </mrow>
        </mtd>
      </mtr>
      <mtr>
        <mtd>
          <mtext> </mtext>
        </mtd>
      </mtr>
      <mtr>
        <mtd>
          <mrow>
            <mtext/>
            <mrow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row>
                    <mo fence="true" stretchy="false">(</mo>
                    <mrow>
                      <mtable>
                        <mtr>
                          <mtd>
                            <mi>z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  <mo fence="true" stretchy="false">)</mo>
                  </mrow>
                </mrow>
                <mo stretchy="false">⋅</mo>
                <mfrac>
                  <mn>1</mn>
                  <msup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k</mi>
                  </msup>
                </mfrac>
                <mo stretchy="false">⋅</mo>
                <mfrac>
                  <mrow>
                    <mi mathvariant="normal">γ</mi>
                    <mrow>
                      <mo fence="true" stretchy="false">(</mo>
                      <mrow>
                        <mrow>
                          <mi>k</mi>
                          <mi>,</mi>
                          <mrow>
                            <mo fence="true" stretchy="false">(</mo>
                            <mrow>
                              <mrow>
                                <mi>s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i>log</mi>
                          <mi>n</mi>
                        </mrow>
                      </mrow>
                      <mo fence="true" stretchy="false">)</mo>
                    </mrow>
                  </mrow>
                  <mrow>
                    <mi mathvariant="normal">Γ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frac>
              </mrow>
              <mo stretchy="false">=</mo>
              <mtext/>
            </mrow>
          </mrow>
        </mtd>
      </mtr>
      <mtr>
        <mtd>
          <mrow>
            <mtext>      </mtext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0</mn>
                    </mtd>
                  </mtr>
                </mtable>
              </mrow>
              <mo fence="true" stretchy="false">)</mo>
            </mrow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∫</mo>
                <mn>1</mn>
                <mi>n</mi>
              </munderover>
              <msup>
                <mi>x</mi>
                <mrow>
                  <mo stretchy="false">−</mo>
                  <mi>s</mi>
                </mrow>
              </msup>
            </mrow>
            <mrow>
              <mi mathvariant="italic">dx</mi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sup>
                  <mrow>
                    <mo fence="true" stretchy="false">(</mo>
                    <mrow>
                      <mrow>
                        <mi>x</mi>
                        <mo stretchy="false">⋅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i mathvariant="italic">dy</mi>
            <mrow>
              <mi mathvariant="italic">dx</mi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sup>
                    <mrow>
                      <mo fence="true" stretchy="false">(</mo>
                      <mrow>
                        <mrow>
                          <mi>x</mi>
                          <mo stretchy="false">⋅</mo>
                          <mi>y</mi>
                          <mo stretchy="false">⋅</mo>
                          <mi>z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i mathvariant="italic">dz</mi>
            <mi mathvariant="italic">dy</mi>
            <mrow>
              <mi mathvariant="italic">dx</mi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false">)</mo>
              </mrow>
            </mrow>
            <mn>...</mn>
          </mrow>
        </mtd>
      </mtr>
    </mtable>
    <annotation encoding="StarMath 5.0">""[%zeta_n(s)]^{ "*"z } = 
"" newline "      " (binom{z}{0})1+(binom{z}{1})sum from j = 2 to lfloor n rfloor j^-s 
 +(binom{z}{2}) sum from j = 2 to lfloor n rfloor sum from k = 2 to lfloor n over j rfloor (j cdot k)^-s
 (binom{z}{3}) sum from j = 2 to lfloor n rfloor sum from k = 2 to lfloor n over j rfloor sum from l = 2 to lfloor 	n over {j cdot k} rfloor (j cdot k cdot l)^-s 
+(binom{z}{4}) ...
" " newline " " 
 newline "" sum from k = 0 to infinity(binom{z}{k}) cdot {1 over (s-1)^k} cdot {{%gamma(k,(s-1)log n)} over {%GAMMA(k)}} =
"" newline "      "  (binom{z}{0})1+(binom{z}{1})int  from 1 to n x^-s dx
+(binom{z}{2}) int from 1 to n int from 1 to n over x (x cdot y)^-s dy dx
+(binom{z}{3}) int from 1 to n int from 1 to n over x int from 1 to n over {x y} (x cdot y cdot z)^-s dz dy dx 
+(binom{z}{4}) ...</annotation>
  </semantics>
</math>
</file>

<file path=Object 26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sub>
                          <mi mathvariant="normal">ζ</mi>
                          <mi>n</mi>
                        </msub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k</mi>
                </mrow>
              </msup>
              <mo stretchy="false">=</mo>
              <mtext/>
            </mrow>
          </mrow>
        </mtd>
      </mtr>
      <mtr>
        <mtd>
          <mrow>
            <mtext>      </mtext>
            <mrow>
              <msup>
                <mi>y</mi>
                <mrow>
                  <mo stretchy="false">−</mo>
                  <mn>1</mn>
                </mrow>
              </msup>
              <mo stretchy="false">⋅</mo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j</mi>
                        </mrow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sup>
              <mrow>
                <mo fence="true" stretchy="false">[</mo>
                <mrow>
                  <mrow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sub>
                        <mi mathvariant="normal">ζ</mi>
                        <mrow>
                          <mi>n</mi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+</mo>
                                    <mi>j</mi>
                                  </mrow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</mrow>
                      </msub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row>
                  <mi>k</mi>
                  <mo stretchy="false">−</mo>
                  <mn>1</mn>
                </mrow>
              </mrow>
            </msup>
          </mrow>
        </mtd>
      </mtr>
    </mtable>
    <annotation encoding="StarMath 5.0">""[y^{s-1} cdot %zeta_n(s,1+y)]^{"*"k} = 
"" newline "      "  y^-1 cdot sum from j = 1 (1+j y^-1)^-s[y^{s-1} cdot %zeta_{{n } (1+j y^-1)^-1}(s,1+y)]^{"*"k-1}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sub>
                            <mi mathvariant="normal">ζ</mi>
                            <mi>n</mi>
                          </msub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1</mn>
          </mrow>
        </msup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p>
        <mrow>
          <mo fence="true" stretchy="false">[</mo>
          <mrow>
            <mrow>
              <mrow>
                <msup>
                  <mi>y</mi>
                  <mrow>
                    <mi>s</mi>
                    <mo stretchy="false">−</mo>
                    <mn>1</mn>
                  </mrow>
                </msup>
                <mo stretchy="false">⋅</mo>
                <msub>
                  <mi mathvariant="normal">ζ</mi>
                  <mi>n</mi>
                </msub>
              </mrow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i>y</mi>
                    </mrow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i>k</mi>
        </mrow>
      </msup>
    </mrow>
    <annotation encoding="StarMath 5.0">[log(1+y^{s-1} cdot %zeta_n(s,1+y))]^{"*"1} = sum from k = 1 to infinity {(-1)^{k+1} over k} [y^{s-1} cdot %zeta_n(s,1+y)]^{"*"k}</annotation>
  </semantics>
</math>
</file>

<file path=Object 28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sup>
                    <mi>y</mi>
                    <mrow>
                      <mi>s</mi>
                      <mo stretchy="false">−</mo>
                      <mn>1</mn>
                    </mrow>
                  </msup>
                  <mo stretchy="false">⋅</mo>
                  <msub>
                    <mi mathvariant="normal">ζ</mi>
                    <mi>n</mi>
                  </msub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1</mn>
          </mrow>
        </msup>
        <mo stretchy="false">=</mo>
        <msup>
          <mi>y</mi>
          <mrow>
            <mo stretchy="false">−</mo>
            <mn>1</mn>
          </mrow>
        </msup>
      </mrow>
      <mrow>
        <munder>
          <mo stretchy="false">∑</mo>
          <mrow>
            <mi>j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frac>
                  <mi>j</mi>
                  <mi>y</mi>
                </mfrac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y^{ s-1 } cdot %zeta_n( s,1+y)]^{ "*"1 } = y^-1 sum from j = 1 (1+j over y)^{-s}</annotation>
  </semantics>
</math>
</file>

<file path=Object 29/content.xml><?xml version="1.0" encoding="utf-8"?>
<math xmlns="http://www.w3.org/1998/Math/MathML">
  <semantics>
    <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stretchy="false">(</mo>
            <mrow>
              <mtable>
                <mtr>
                  <mtd>
                    <mrow>
                      <mi>z</mi>
                    </mrow>
                  </mtd>
                </mtr>
                <mtr>
                  <mtd>
                    <mrow>
                      <mi>k</mi>
                    </mrow>
                  </mtd>
                </mtr>
              </mtable>
            </mrow>
            <mo stretchy="false">)</mo>
          </mrow>
        </mrow>
      </mrow>
      <msup>
        <mrow>
          <mo stretchy="false">[</mo>
          <mrow>
            <mrow>
              <mo stretchy="false">(</mo>
              <mrow>
                <mrow>
                  <mn>1</mn>
                  <mo stretchy="false">−</mo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</mrow>
              </mrow>
              <mo stretchy="false">)</mo>
            </mrow>
            <msub>
              <mo stretchy="false">ζ</mo>
              <mi>n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]</mo>
        </mrow>
        <mrow>
          <mtext>*</mtext>
          <mi>k</mi>
        </mrow>
      </msup>
    </mrow>
    <annotation encoding="StarMath 5.0">[(1-x^{1-s})%zeta_n(s)]^{"*"z} = sum from k = 0 (binom{z}{k})[(1-x^{1-s})%zeta_n(s)-1]^{"*"k}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i>log</mi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text/>
            </mrow>
          </mrow>
        </mtd>
      </mtr>
      <mtr>
        <mtd>
          <mrow>
            <mrow>
              <mtext/>
              <mo stretchy="false">−</mo>
              <mi mathvariant="normal">Γ</mi>
            </mrow>
            <mrow>
              <mrow>
                <mo fence="true" stretchy="false">(</mo>
                <mrow>
                  <mrow>
                    <mn>0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  <mo stretchy="false">+</mo>
              <mi mathvariant="normal">Γ</mi>
            </mrow>
            <mrow>
              <mrow>
                <mo fence="true" stretchy="false">(</mo>
                <mrow>
                  <mrow>
                    <mn>0,</mn>
                    <mi>s</mi>
                    <mi>log</mi>
                    <mi>n</mi>
                  </mrow>
                </mrow>
                <mo fence="true" stretchy="false">)</mo>
              </mrow>
              <mo stretchy="false">−</mo>
              <mi>log</mi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  <mo stretchy="false">+</mo>
              <mi>log</mi>
            </mrow>
            <mrow>
              <mrow>
                <mo fence="true" stretchy="false">(</mo>
                <mrow>
                  <mrow>
                    <mi>s</mi>
                    <mi>log</mi>
                    <mi>n</mi>
                  </mrow>
                </mrow>
                <mo fence="true" stretchy="false">)</mo>
              </mrow>
              <mo stretchy="false">−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 mathvariant="normal">∞</mi>
                </munderover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o stretchy="false">−</mo>
                      <mn>1</mn>
                    </mrow>
                  </msup>
                  <mi>k</mi>
                </mfrac>
              </mrow>
            </mrow>
            <mrow>
              <mo fence="true" stretchy="false">(</mo>
              <mrow>
                <mrow>
                  <munderover>
                    <mo stretchy="false">∫</mo>
                    <mn>1</mn>
                    <mi mathvariant="normal">∞</mi>
                  </munderover>
                  <mrow>
                    <mfrac>
                      <mo stretchy="false">∂</mo>
                      <mrow>
                        <mo stretchy="false">∂</mo>
                        <mi>y</mi>
                      </mrow>
                    </mfrac>
                    <msup>
                      <mrow>
                        <mo fence="true" stretchy="false">[</mo>
                        <mrow>
                          <mrow>
                            <mrow>
                              <msup>
                                <mi>y</mi>
                                <mrow>
                                  <mi>s</mi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sub>
                                <mi mathvariant="normal">ζ</mi>
                                <mi>n</mi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]</mo>
                      </mrow>
                      <mrow>
                        <mtext>*</mtext>
                        <mi>k</mi>
                      </mrow>
                    </msup>
                    <mi mathvariant="italic">dy</mi>
                  </mrow>
                </mrow>
              </mrow>
              <mo fence="true" stretchy="false">)</mo>
            </mrow>
          </mrow>
        </mtd>
      </mtr>
    </mtable>
    <annotation encoding="StarMath 5.0">"" [log %zeta_n(s)]^{"*"1} = 
"" newline "" -%GAMMA( 0,(s-1)log n )+%GAMMA( 0,s log n ) - log( (s-1) log n )+log( s log n )-sum from k = 1 to infinity {{(-1)^{k-1}} over k} ( int from 1 to Infinity {{partial} over {partial y}[y^{s-1} cdot %zeta_n(s,1+y)]^{"*"k} dy})</annotation>
  </semantics>
</math>
</file>

<file path=Object 3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sup>
                    <mi>y</mi>
                    <mrow>
                      <mi>s</mi>
                      <mo stretchy="false">−</mo>
                      <mn>1</mn>
                    </mrow>
                  </msup>
                  <mo stretchy="false">⋅</mo>
                  <msub>
                    <mi mathvariant="normal">ζ</mi>
                    <mi>n</mi>
                  </msub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3</mn>
          </mrow>
        </msup>
        <mo stretchy="false">=</mo>
        <msup>
          <mi>y</mi>
          <mrow>
            <mo stretchy="false">−</mo>
            <mn>3</mn>
          </mrow>
        </msup>
      </mrow>
      <mrow>
        <munder>
          <mo stretchy="false">∑</mo>
          <mrow>
            <mi>j</mi>
            <mo stretchy="false">=</mo>
            <mn>1</mn>
          </mrow>
        </munder>
        <mrow>
          <munder>
            <mo stretchy="false">∑</mo>
            <mrow>
              <mi>k</mi>
              <mo stretchy="false">=</mo>
              <mn>1</mn>
            </mrow>
          </munder>
          <mrow>
            <munder>
              <mo stretchy="false">∑</mo>
              <mrow>
                <mi>l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frac>
                            <mi>j</mi>
                            <mi>y</mi>
                          </mfrac>
                        </mrow>
                      </mrow>
                      <mo fence="true" stretchy="false">)</mo>
                    </mrow>
                    <mo stretchy="false">⋅</mo>
                    <mrow>
                      <mo fence="true" stretchy="false">(</mo>
                      <mrow>
                        <mrow>
                          <mn>1</mn>
                          <mo stretchy="false">+</mo>
                          <mfrac>
                            <mi>k</mi>
                            <mi>y</mi>
                          </mfrac>
                        </mrow>
                      </mrow>
                      <mo fence="true" stretchy="false">)</mo>
                    </mrow>
                    <mo stretchy="false">⋅</mo>
                    <mrow>
                      <mo fence="true" stretchy="false">(</mo>
                      <mrow>
                        <mrow>
                          <mn>1</mn>
                          <mo stretchy="false">+</mo>
                          <mfrac>
                            <mi>l</mi>
                            <mi>y</mi>
                          </mfrac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</mrow>
    <annotation encoding="StarMath 5.0">[y^{ s-1 } cdot %zeta_n( s,1+y)]^{ "*"3 } = y^-3 sum from j = 1 sum from k = 1 sum from l = 1 ((1+j over y) cdot (1+k over y) cdot (1+l over y))^{-s}</annotation>
  </semantics>
</math>
</file>

<file path=Object 31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sup>
                    <mi>y</mi>
                    <mrow>
                      <mi>s</mi>
                      <mo stretchy="false">−</mo>
                      <mn>1</mn>
                    </mrow>
                  </msup>
                  <mo stretchy="false">⋅</mo>
                  <msub>
                    <mi mathvariant="normal">ζ</mi>
                    <mi>n</mi>
                  </msub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4</mn>
          </mrow>
        </msup>
        <mo stretchy="false">=</mo>
        <msup>
          <mi>y</mi>
          <mrow>
            <mo stretchy="false">−</mo>
            <mn>4</mn>
          </mrow>
        </msup>
      </mrow>
      <mrow>
        <munder>
          <mo stretchy="false">∑</mo>
          <mrow>
            <mi>j</mi>
            <mo stretchy="false">=</mo>
            <mn>1</mn>
          </mrow>
        </munder>
        <mrow>
          <munder>
            <mo stretchy="false">∑</mo>
            <mrow>
              <mi>k</mi>
              <mo stretchy="false">=</mo>
              <mn>1</mn>
            </mrow>
          </munder>
          <mrow>
            <munder>
              <mo stretchy="false">∑</mo>
              <mrow>
                <mi>l</mi>
                <mo stretchy="false">=</mo>
                <mn>1</mn>
              </mrow>
            </munder>
            <mrow>
              <munder>
                <mo stretchy="false">∑</mo>
                <mrow>
                  <mi>m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frac>
                              <mi>j</mi>
                              <mi>y</mi>
                            </mfrac>
                          </mrow>
                        </mrow>
                        <mo fence="true" stretchy="false">)</mo>
                      </mrow>
                      <mo stretchy="false">⋅</mo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frac>
                              <mi>k</mi>
                              <mi>y</mi>
                            </mfrac>
                          </mrow>
                        </mrow>
                        <mo fence="true" stretchy="false">)</mo>
                      </mrow>
                      <mo stretchy="false">⋅</mo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frac>
                              <mi>l</mi>
                              <mi>y</mi>
                            </mfrac>
                          </mrow>
                        </mrow>
                        <mo fence="true" stretchy="false">)</mo>
                      </mrow>
                      <mo stretchy="false">⋅</mo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frac>
                              <mi>m</mi>
                              <mi>y</mi>
                            </mfrac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</mrow>
    </mrow>
    <annotation encoding="StarMath 5.0">[y^{ s-1 } cdot %zeta_n( s,1+y)]^{ "*"4 } = y^-4 sum from j = 1 sum from k = 1 sum from l = 1 sum from m = 1 ((1+j over y) cdot (1+k over y) cdot (1+l over y)cdot (1+m over y))^{-s}</annotation>
  </semantics>
</math>
</file>

<file path=Object 32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sup>
                    <mi>y</mi>
                    <mrow>
                      <mi>s</mi>
                      <mo stretchy="false">−</mo>
                      <mn>1</mn>
                    </mrow>
                  </msup>
                  <mo stretchy="false">⋅</mo>
                  <msub>
                    <mi mathvariant="normal">ζ</mi>
                    <mi>n</mi>
                  </msub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=</mo>
        <msup>
          <mi>y</mi>
          <mrow>
            <mo stretchy="false">−</mo>
            <mn>1</mn>
          </mrow>
        </msup>
      </mrow>
      <mrow>
        <munder>
          <mo stretchy="false">∑</mo>
          <mrow>
            <mi>j</mi>
            <mo stretchy="false">=</mo>
            <mn>1</mn>
          </mrow>
        </munder>
        <mrow>
          <munder>
            <mo stretchy="false">∑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+</mo>
                        <mfrac>
                          <mi>j</mi>
                          <mi>y</mi>
                        </mfrac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frac>
                          <mi>k</mi>
                          <mi>y</mi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[y^{ s-1 } cdot %zeta_n( s,1+y)]^{ "*"2 } = y^-1 sum from j = 1 sum from k = 1 ((1+j over y)cdot(1+k over y))^{-s}</annotation>
  </semantics>
</math>
</file>

<file path=Object 33/content.xml><?xml version="1.0" encoding="utf-8"?>
<math xmlns="http://www.w3.org/1998/Math/MathML">
  <semantics>
    <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i>j</mi>
            <mrow>
              <mo stretchy="false">−</mo>
              <mi>s</mi>
            </mrow>
          </msup>
        </mrow>
      </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sup>
            <mrow>
              <mo stretchy="false">(</mo>
              <mrow>
                <mi>j</mi>
                <mi>x</mi>
              </mrow>
              <mo stretchy="false">)</mo>
            </mrow>
            <mrow>
              <mo stretchy="false">−</mo>
              <mi>s</mi>
            </mrow>
          </msup>
        </mrow>
      </mrow>
      <msup>
        <mrow>
          <mo stretchy="false">[</mo>
          <mrow>
            <mrow>
              <mo stretchy="false">(</mo>
              <mrow>
                <mrow>
                  <mn>1</mn>
                  <mo stretchy="false">−</mo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</mrow>
              </mrow>
              <mo stretchy="false">)</mo>
            </mrow>
            <msub>
              <mo stretchy="false">ζ</mo>
              <mrow>
                <mi>n</mi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o stretchy="false">−</mo>
                    <mn>1</mn>
                  </mrow>
                </msup>
              </mrow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^{1-s})%zeta_n(s)]^{"*"k} = sum from j = 1 j^-s[(1-x^{1-s})%zeta_{n j^-1}(s)]^{"*"k-1} - x cdot (j x)^-s [(1-x^{1-s})%zeta_{n (j x)^-1}(s)]^{"*"k-1}</annotation>
  </semantics>
</math>
</file>

<file path=Object 34/content.xml><?xml version="1.0" encoding="utf-8"?>
<math xmlns="http://www.w3.org/1998/Math/MathML">
  <semantics>
    <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  <mrow>
              <mo stretchy="false">−</mo>
              <mi>s</mi>
            </mrow>
          </msup>
        </mrow>
      </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row>
                  <mi>n</mi>
                  <msup>
                    <mrow>
                      <mo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sup>
            <mrow>
              <mo stretchy="false">(</mo>
              <mrow>
                <mi>j</mi>
                <mi>x</mi>
              </mrow>
              <mo stretchy="false">)</mo>
            </mrow>
            <mrow>
              <mo stretchy="false">−</mo>
              <mi>s</mi>
            </mrow>
          </msup>
        </mrow>
      </mrow>
      <msup>
        <mrow>
          <mo stretchy="false">[</mo>
          <mrow>
            <mrow>
              <mo stretchy="false">(</mo>
              <mrow>
                <mrow>
                  <mn>1</mn>
                  <mo stretchy="false">−</mo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</mrow>
              </mrow>
              <mo stretchy="false">)</mo>
            </mrow>
            <msub>
              <mo stretchy="false">ζ</mo>
              <mrow>
                <mi>n</mi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o stretchy="false">−</mo>
                    <mn>1</mn>
                  </mrow>
                </msup>
              </mrow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^{1-s})%zeta_n(s)-1]^{"*"k} = sum from j = 1 (j+1)^-s[(1-x^{1-s})%zeta_{n (j+1)^-1}(s)-1]^{"*"k-1} - x cdot (j x)^-s [(1-x^{1-s})%zeta_{n(j x)^-1}(s)]^{"*"k-1}</annotation>
  </semantics>
</math>
</file>

<file path=Object 35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i>n</mi>
          <mo stretchy="false">−</mo>
          <mn>1</mn>
          <mo stretchy="false">−</mo>
          <mrow>
            <munder>
              <mi>lim</mi>
              <mrow>
                <mi>x</mi>
                <mo stretchy="false">→</mo>
                <mrow>
                  <mn>1</mn>
                  <mo stretchy="false">+</mo>
                  <mtext/>
                </mrow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</mrow>
        </mrow>
      </mrow>
      <mfrac>
        <mo stretchy="false">∂</mo>
        <mrow>
          <mo stretchy="false">∂</mo>
          <mi>s</mi>
        </mrow>
      </mfrac>
      <msup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sub>
                      <mi mathvariant="normal">ζ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n>1</mn>
        </mrow>
      </msup>
    </mrow>
    <annotation encoding="StarMath 5.0">%psi(n) = n - 1 - lim from {x rightarrow 1+""}lim from {s rightarrow 0}{} partial over {partial s}[log ((1-x^{1-s})%zeta_n(s))]^{"*"1}</annotation>
  </semantics>
</math>
</file>

<file path=Object 36/content.xml><?xml version="1.0" encoding="utf-8"?>
<math xmlns="http://www.w3.org/1998/Math/MathML" display="block">
  <semantics>
    <mtable>
      <mtr>
        <mtd>
          <mrow>
            <mtext/>
            <mi mathvariant="normal">Π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italic">li</mi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−</mo>
              <mi>log</mi>
            </mrow>
            <mi>log</mi>
            <mrow>
              <mi>n</mi>
              <mo stretchy="false">−</mo>
              <mi mathvariant="normal">γ</mi>
              <mo stretchy="false">+</mo>
              <mtext/>
            </mrow>
          </mrow>
        </mtd>
      </mtr>
      <mtr>
        <mtd>
          <mrow>
            <mtext>             </mtext>
            <mrow>
              <munder>
                <mi>lim</mi>
                <mrow>
                  <mi>x</mi>
                  <mo stretchy="false">→</mo>
                  <mn>1</mn>
                  <mtext>+</mtext>
                </mrow>
              </munder>
              <mrow/>
            </mrow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row>
              <msup>
                <mrow>
                  <mo fence="true" stretchy="false">[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sub>
                              <mi mathvariant="normal">ζ</mi>
                              <mi>n</mi>
                            </msub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+</mo>
              <msub>
                <mi>H</mi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x</mi>
                      </mrow>
                    </mfrac>
                  </mrow>
                  <mo fence="true" stretchy="false">⌋</mo>
                </mrow>
              </msub>
            </mrow>
          </mrow>
        </mtd>
      </mtr>
    </mtable>
    <annotation encoding="StarMath 5.0">""%PI(n) = li(n) - log log n - %gamma + 
"" newline "             " lim from {x rightarrow 1"+"}{} lim from {s rightarrow 0}{} [log((1-x^{1-s})%zeta_n(s))]^{"*"1}+ H_{lfloor {log n} over {log x} rfloor}</annotation>
  </semantics>
</math>
</file>

<file path=Object 37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i mathvariant="italic">li</mi>
      <mrow>
        <mrow>
          <mo fence="true" stretchy="false">(</mo>
          <mrow>
            <msup>
              <mi>n</mi>
              <mrow>
                <mn>1</mn>
                <mo stretchy="false">−</mo>
                <mi>s</mi>
              </mrow>
            </msup>
          </mrow>
          <mo fence="true" stretchy="false">)</mo>
        </mrow>
        <mo stretchy="false">−</mo>
        <mi>log</mi>
      </mrow>
      <mi>log</mi>
      <mrow>
        <mrow>
          <msup>
            <mi>n</mi>
            <mrow>
              <mn>1</mn>
              <mo stretchy="false">−</mo>
              <mi>s</mi>
            </mrow>
          </msup>
          <mo stretchy="false">−</mo>
          <mi mathvariant="normal">γ</mi>
        </mrow>
        <mo stretchy="false">=</mo>
        <mrow>
          <mn>1</mn>
          <mo stretchy="false">−</mo>
          <mi>n</mi>
        </mrow>
      </mrow>
    </mrow>
    <annotation encoding="StarMath 5.0">lim from {s rightarrow 0}{} partial over { partial s } li( n^{1-s} )-log log n^{ 1-s }-%gamma = 1-n</annotation>
  </semantics>
</math>
</file>

<file path=Object 38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row>
          <mo fence="true" stretchy="false">(</mo>
          <mrow>
            <mrow>
              <mrow>
                <mo stretchy="false">−</mo>
                <mi mathvariant="normal">Γ</mi>
              </mrow>
              <mrow>
                <mrow>
                  <mo fence="true" stretchy="false">(</mo>
                  <mrow>
                    <mrow>
                      <mn>0,</mn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log</mi>
                      <mi>n</mi>
                    </mrow>
                  </mrow>
                  <mo fence="true" stretchy="false">)</mo>
                </mrow>
                <mo stretchy="false">+</mo>
                <mi mathvariant="normal">Γ</mi>
              </mrow>
              <mrow>
                <mrow>
                  <mo fence="true" stretchy="false">(</mo>
                  <mrow>
                    <mrow>
                      <mn>0,</mn>
                      <mi>s</mi>
                      <mi>log</mi>
                      <mi>n</mi>
                    </mrow>
                  </mrow>
                  <mo fence="true" stretchy="false">)</mo>
                </mrow>
                <mo stretchy="false">−</mo>
                <mi>log</mi>
              </mrow>
              <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log</mi>
                      <mi>n</mi>
                    </mrow>
                  </mrow>
                  <mo fence="true" stretchy="false">)</mo>
                </mrow>
                <mo stretchy="false">+</mo>
                <mi>log</mi>
              </mrow>
              <mrow>
                <mo fence="true" stretchy="false">(</mo>
                <mrow>
                  <mrow>
                    <mi>s</mi>
                    <mi>log</mi>
                    <mi>n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i>n</mi>
          <mo stretchy="false">−</mo>
          <mi>log</mi>
        </mrow>
      </mrow>
      <mrow>
        <mi>n</mi>
        <mo stretchy="false">−</mo>
        <mn>1</mn>
      </mrow>
    </mrow>
    <annotation encoding="StarMath 5.0">lim from {s rightarrow 0}{}partial over {partial s} (-%GAMMA( 0,(s-1)log n )+%GAMMA( 0,s log n ) - log( (s-1) log n )+log( s log n )) = n - log n - 1</annotation>
  </semantics>
</math>
</file>

<file path=Object 39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  <mrow>
                  <mtext>*</mtext>
                  <mn>0</mn>
                </mrow>
              </msup>
              <mo stretchy="false">=</mo>
              <mn>0</mn>
            </mrow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row>
                    <mo stretchy="false">−</mo>
                    <mi>log</mi>
                  </mrow>
                  <mi>j</mi>
                </mrow>
              </mrow>
              <mo stretchy="false">=</mo>
              <mrow>
                <mo stretchy="false">−</mo>
                <mi>log</mi>
              </mrow>
            </mrow>
            <mrow>
              <munderover>
                <mo stretchy="false">∏</mo>
                <mrow>
                  <mi>j</mi>
                  <mo stretchy="false">=</mo>
                  <mn>2</mn>
                </mrow>
                <mi>n</mi>
              </munderover>
              <mi>j</mi>
            </mrow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  <mrow>
                  <mtext>*</mtext>
                  <mi>k</mi>
                </mrow>
              </msup>
              <mo stretchy="false">=</mo>
              <mfrac>
                <mi>k</mi>
                <mrow>
                  <mi>k</mi>
                  <mo stretchy="false">−</mo>
                  <mn>1</mn>
                </mrow>
              </mfrac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/>
              </mrow>
            </mrow>
            <mfrac>
              <mo stretchy="false">∂</mo>
              <mrow>
                <mo stretchy="false">∂</mo>
                <mi>s</mi>
              </mrow>
            </mfrac>
            <msup>
              <mrow>
                <mo fence="true" stretchy="false">[</mo>
                <mrow>
                  <mrow>
                    <msub>
                      <mi mathvariant="normal">ζ</mi>
                      <mrow>
                        <mi>n</mi>
                        <msup>
                          <mi>j</mi>
                          <mrow>
                            <mo stretchy="false">−</mo>
                            <mn>1</mn>
                          </mrow>
                        </msup>
                      </mrow>
                    </msub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]</mo>
              </mrow>
              <mrow>
                <mtext>*</mtext>
                <mrow>
                  <mi>k</mi>
                  <mo stretchy="false">−</mo>
                  <mn>1</mn>
                </mrow>
              </mrow>
            </msup>
          </mrow>
        </mtd>
      </mtr>
    </mtable>
    <annotation encoding="StarMath 5.0">""lim from {s rightarrow 0}{} partial over {partial s}[%zeta_n(s)-1]^{"*"0} = 0
"" newline "" lim from {s rightarrow 0}{} partial over {partial s}[%zeta_n(s)-1]^{"*"1} = sum from j = 2 to n  {-log j} = - log prod from j = 2 to n j
"" newline "" lim from {s rightarrow 0}{} partial over {partial s}[%zeta_n(s)-1]^{"*"k} = k over {k-1} sum from j = 2 to n lim from {s rightarrow 0}{} partial over {partial s}[%zeta_{n j^-1}(s)-1]^{"*"k-1}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  <mi>k</mi>
        </mfrac>
      </mrow>
      <mrow>
        <mrow>
          <mo fence="true" stretchy="false">(</mo>
          <mrow>
            <mrow>
              <mfrac>
                <mn>1</mn>
                <msup>
                  <mrow>
                    <mo fence="true" stretchy="false">(</mo>
                    <mrow>
                      <mrow>
                        <mn>0</mn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frac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i>,</mi>
                        <mrow>
                          <mo fence="true" stretchy="false">(</mo>
                          <mrow>
                            <mrow>
                              <mn>0</mn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log</mi>
                        <mi>n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</mrow>
          <mo fence="true" stretchy="false">)</mo>
        </mrow>
        <mo stretchy="false">=</mo>
        <mrow>
          <mo stretchy="false">−</mo>
          <mi mathvariant="normal">Γ</mi>
        </mrow>
      </mrow>
      <mrow>
        <mrow>
          <mo fence="true" stretchy="false">(</mo>
          <mrow>
            <mrow>
              <mn>0,</mn>
              <mrow>
                <mo fence="true" stretchy="false">(</mo>
                <mrow>
                  <mrow>
                    <mn>0</mn>
                    <mo stretchy="false">−</mo>
                    <mn>1</mn>
                  </mrow>
                </mrow>
                <mo fence="true" stretchy="false">)</mo>
              </mrow>
              <mi>log</mi>
              <mi>n</mi>
            </mrow>
          </mrow>
          <mo fence="true" stretchy="false">)</mo>
        </mrow>
        <mo stretchy="false">+</mo>
        <mi mathvariant="normal">Γ</mi>
      </mrow>
      <mrow>
        <mrow>
          <mo fence="true" stretchy="false">(</mo>
          <mrow>
            <mrow>
              <mn>0,0</mn>
              <mi>log</mi>
              <mi>n</mi>
            </mrow>
          </mrow>
          <mo fence="true" stretchy="false">)</mo>
        </mrow>
        <mo stretchy="false">−</mo>
        <mi>log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n>0</mn>
                    <mo stretchy="false">−</mo>
                    <mn>1</mn>
                  </mrow>
                </mrow>
                <mo fence="true" stretchy="false">)</mo>
              </mrow>
              <mi>log</mi>
              <mi>n</mi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n>0</mn>
            <mi>log</mi>
            <mi>n</mi>
          </mrow>
        </mrow>
        <mo fence="true" stretchy="false">)</mo>
      </mrow>
    </mrow>
    <annotation encoding="StarMath 5.0">sum from k = 1 to infinity {{(-1)^{k-1}} over k} (  1 over (0-1)^k{%gamma(k,(0-1)log n)} over {%GAMMA(k)}) = -%GAMMA( 0,(0-1)log n )+%GAMMA( 0,0 log n ) - log( (0-1) log n )+log( 0 log n )</annotation>
  </semantics>
</math>
</file>

<file path=Object 40/content.xml><?xml version="1.0" encoding="utf-8"?>
<math xmlns="http://www.w3.org/1998/Math/MathML">
  <semantics>
    <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i>x</mi>
        <mrow>
          <mi>j</mi>
          <mrow>
            <mo stretchy="false">(</mo>
            <mrow>
              <mrow>
                <mn>1</mn>
                <mo stretchy="false">−</mo>
                <mi>s</mi>
              </mrow>
            </mrow>
            <mo stretchy="false">)</mo>
          </mrow>
        </mrow>
      </msup>
      <msup>
        <mrow>
          <mo stretchy="false">[</mo>
          <mrow>
            <msub>
              <mo stretchy="false">ζ</mo>
              <mrow>
                <mrow>
                  <mrow>
                    <mi>n</mi>
                  </mrow>
                  <mo stretchy="false">⋅</mo>
                  <msup>
                    <mi>x</mi>
                    <mrow>
                      <mo stretchy="false">−</mo>
                      <mi>j</mi>
                    </mrow>
                  </msup>
                </mrow>
              </mrow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i>z</mi>
        </mrow>
      </msup>
    </mrow>
    <annotation encoding="StarMath 5.0">[(1-x^{1-s})%zeta_n(s)]^{"*"z} = sum from j = 0 (-1)^j (binom{z}{j})x^{j(1-s)} [%zeta_{{n} cdot x^-j}(s)]^{"*"z}</annotation>
  </semantics>
</math>
</file>

<file path=Object 41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</mrow>
      </mrow>
      <mrow>
        <mo stretchy="false">(</mo>
        <mrow>
          <mtable>
            <mtr>
              <mtd>
                <mrow>
                  <mrow>
                    <mo stretchy="false">−</mo>
                    <mi>z</mi>
                  </mrow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i>x</mi>
        <mrow>
          <mi>j</mi>
          <mrow>
            <mo stretchy="false">(</mo>
            <mrow>
              <mrow>
                <mn>1</mn>
                <mo stretchy="false">−</mo>
                <mi>s</mi>
              </mrow>
            </mrow>
            <mo stretchy="false">)</mo>
          </mrow>
        </mrow>
      </msup>
      <msup>
        <mrow>
          <mo stretchy="false">[</mo>
          <mrow>
            <mrow>
              <mo stretchy="false">(</mo>
              <mrow>
                <mrow>
                  <mn>1</mn>
                  <mo stretchy="false">−</mo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</mrow>
              </mrow>
              <mo stretchy="false">)</mo>
            </mrow>
            <msub>
              <mo stretchy="false">ζ</mo>
              <mrow>
                <mrow>
                  <mrow>
                    <mi>n</mi>
                  </mrow>
                  <mo stretchy="false">⋅</mo>
                  <msup>
                    <mi>x</mi>
                    <mrow>
                      <mo stretchy="false">−</mo>
                      <mi>j</mi>
                    </mrow>
                  </msup>
                </mrow>
              </mrow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i>z</mi>
        </mrow>
      </msup>
    </mrow>
    <annotation encoding="StarMath 5.0">[%zeta_n(s)]^{"*"z} = sum from j = 0 (-1)^j (binom{-z}{j})x^{j(1-s)} [(1-x^{1-s})%zeta_{{n} cdot x^-j}(s)]^{"*"z}</annotation>
  </semantics>
</math>
</file>

<file path=Object 5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row>
              <mi>k</mi>
              <mi>,</mi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log</mi>
              <mi>n</mi>
            </mrow>
          </mrow>
          <mo fence="true" stretchy="false">)</mo>
        </mrow>
        <mo stretchy="false">=</mo>
        <mrow>
          <munderover>
            <mo stretchy="false">∫</mo>
            <mn>0</mn>
            <mrow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log</mi>
              <mi>n</mi>
            </mrow>
          </munderover>
          <msup>
            <mi>t</mi>
            <mrow>
              <mi>k</mi>
              <mo stretchy="false">−</mo>
              <mn>1</mn>
            </mrow>
          </msup>
        </mrow>
      </mrow>
      <msup>
        <mi>e</mi>
        <mrow>
          <mo stretchy="false">−</mo>
          <mi>t</mi>
        </mrow>
      </msup>
      <mi mathvariant="italic">dt</mi>
    </mrow>
    <annotation encoding="StarMath 5.0">%gamma(k,(s-1)log n) = int from 0 to {(s-1)log n} t^{ k-1 }e^{ -t } dt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  <mi>k</mi>
        </mfrac>
      </mrow>
      <mrow>
        <mrow>
          <mo fence="true" stretchy="false">(</mo>
          <mrow>
            <mrow>
              <mfrac>
                <mn>1</mn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frac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i>,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log</mi>
                        <mi>n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</mrow>
          <mo fence="true" stretchy="false">)</mo>
        </mrow>
        <mo stretchy="false">=</mo>
        <mrow>
          <mo stretchy="false">−</mo>
          <mi mathvariant="normal">Γ</mi>
        </mrow>
      </mrow>
      <mrow>
        <mrow>
          <mo fence="true" stretchy="false">(</mo>
          <mrow>
            <mrow>
              <mn>0,</mn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log</mi>
              <mi>n</mi>
            </mrow>
          </mrow>
          <mo fence="true" stretchy="false">)</mo>
        </mrow>
        <mo stretchy="false">+</mo>
        <mi mathvariant="normal">Γ</mi>
      </mrow>
      <mrow>
        <mrow>
          <mo fence="true" stretchy="false">(</mo>
          <mrow>
            <mrow>
              <mn>0,</mn>
              <mi>s</mi>
              <mi>log</mi>
              <mi>n</mi>
            </mrow>
          </mrow>
          <mo fence="true" stretchy="false">)</mo>
        </mrow>
        <mo stretchy="false">−</mo>
        <mi>log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log</mi>
              <mi>n</mi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i>s</mi>
            <mi>log</mi>
            <mi>n</mi>
          </mrow>
        </mrow>
        <mo fence="true" stretchy="false">)</mo>
      </mrow>
    </mrow>
    <annotation encoding="StarMath 5.0">sum from k = 1 to infinity {{(-1)^{k-1}} over k} (  1 over (s-1)^k{%gamma(k,(s-1)log n)} over {%GAMMA(k)}) = -%GAMMA( 0,(s-1)log n )+%GAMMA( 0,s log n ) - log( (s-1) log n )+log( s log n )</annotation>
  </semantics>
</math>
</file>

<file path=Object 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row>
          <mo fence="true" stretchy="false">(</mo>
          <mrow>
            <mtable>
              <mtr>
                <mtd>
                  <mn>1</mn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row>
        <mrow>
          <mo fence="true" stretchy="false">(</mo>
          <mrow>
            <mrow>
              <mfrac>
                <mn>1</mn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frac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i>,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log</mi>
                        <mi>n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</mrow>
          <mo fence="true" stretchy="false">)</mo>
        </mrow>
        <mo stretchy="false">=</mo>
        <mfrac>
          <mrow>
            <mn>1</mn>
            <mo stretchy="false">−</mo>
            <msup>
              <mi>n</mi>
              <mrow>
                <mn>1</mn>
                <mo stretchy="false">−</mo>
                <mi>s</mi>
              </mrow>
            </msup>
          </mrow>
          <mrow>
            <mi>s</mi>
            <mo stretchy="false">−</mo>
            <mn>1</mn>
          </mrow>
        </mfrac>
      </mrow>
    </mrow>
    <annotation encoding="StarMath 5.0">sum from k = 1 to infinity {(binom{1}{k})} (  1 over (s-1)^k{%gamma(k,(s-1)log n)} over {%GAMMA(k)}) = {1-n^{1-s}} over {s-1}</annotation>
  </semantics>
</math>
</file>

<file path=Object 8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  <mi>k</mi>
        </mfrac>
      </mrow>
      <mrow>
        <mrow>
          <mo fence="true" stretchy="false">(</mo>
          <mrow>
            <mrow>
              <mfrac>
                <mn>1</mn>
                <msup>
                  <mrow>
                    <mo fence="true" stretchy="false">(</mo>
                    <mrow>
                      <mrow>
                        <mn>0</mn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frac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row>
                          <mi>,</mi>
                          <mo stretchy="false">−</mo>
                          <mi>log</mi>
                        </mrow>
                        <mi>n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</mrow>
          <mo fence="true" stretchy="false">)</mo>
        </mrow>
        <mo stretchy="false">=</mo>
        <mrow>
          <mo stretchy="false">−</mo>
          <mi mathvariant="normal">Γ</mi>
        </mrow>
      </mrow>
      <mrow>
        <mrow>
          <mo fence="true" stretchy="false">(</mo>
          <mrow>
            <mrow>
              <mrow>
                <mn>0,</mn>
                <mo stretchy="false">−</mo>
                <mi>log</mi>
              </mrow>
              <mi>n</mi>
            </mrow>
          </mrow>
          <mo fence="true" stretchy="false">)</mo>
        </mrow>
        <mo stretchy="false">+</mo>
        <mi mathvariant="normal">Γ</mi>
      </mrow>
      <mrow>
        <mrow>
          <mo fence="true" stretchy="false">(</mo>
          <mrow>
            <mn>0,0</mn>
          </mrow>
          <mo fence="true" stretchy="false">)</mo>
        </mrow>
        <mo stretchy="false">−</mo>
        <mi>log</mi>
      </mrow>
      <mrow>
        <mrow>
          <mo fence="true" stretchy="false">(</mo>
          <mrow>
            <mrow>
              <mrow>
                <mo stretchy="false">−</mo>
                <mi>log</mi>
              </mrow>
              <mi>n</mi>
            </mrow>
          </mrow>
          <mo fence="true" stretchy="false">)</mo>
        </mrow>
        <mo stretchy="false">+</mo>
        <mi>log</mi>
      </mrow>
      <mrow>
        <mo fence="true" stretchy="false">(</mo>
        <mrow>
          <mn>0</mn>
        </mrow>
        <mo fence="true" stretchy="false">)</mo>
      </mrow>
    </mrow>
    <annotation encoding="StarMath 5.0">sum from k = 1 to infinity {{(-1)^{k-1}} over k} (  1 over (0-1)^k{%gamma(k,-log n)} over {%GAMMA(k)}) = -%GAMMA( 0,-log n )+%GAMMA( 0,0 ) - log( - log n )+log( 0)</annotation>
  </semantics>
</math>
</file>

<file path=Object 9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i>log</mi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=</mo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normal">Γ</mi>
                      </mrow>
                      <mrow>
                        <mrow>
                          <mo fence="true" stretchy="false">(</mo>
                          <mrow>
                            <mrow>
                              <mn>0,</mn>
                              <mrow>
                                <mo fence="true" stretchy="false">(</mo>
                                <mrow>
                                  <mrow>
                                    <mi>s</mi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i>log</mi>
                              <mi>n</mi>
                            </mrow>
                          </mrow>
                          <mo fence="true" stretchy="false">)</mo>
                        </mrow>
                        <mo stretchy="false">+</mo>
                        <mi mathvariant="normal">Γ</mi>
                      </mrow>
                      <mrow>
                        <mrow>
                          <mo fence="true" stretchy="false">(</mo>
                          <mrow>
                            <mrow>
                              <mn>0,</mn>
                              <mi>s</mi>
                              <mi>log</mi>
                              <mi>n</mi>
                            </mrow>
                          </mrow>
                          <mo fence="true" stretchy="false">)</mo>
                        </mrow>
                        <mo stretchy="false">−</mo>
                        <mi>log</mi>
                      </mrow>
                      <mrow>
                        <mrow>
                          <mo fence="true" stretchy="false">(</mo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s</mi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i>log</mi>
                              <mi>n</mi>
                            </mrow>
                          </mrow>
                          <mo fence="true" stretchy="false">)</mo>
                        </mrow>
                        <mo stretchy="false">+</mo>
                        <mi>log</mi>
                      </mrow>
                      <mrow>
                        <mo fence="true" stretchy="false">(</mo>
                        <mrow>
                          <mrow>
                            <mi>s</mi>
                            <mi>log</mi>
                            <mi>n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text/>
              </mrow>
            </mrow>
          </mrow>
        </mtd>
      </mtr>
      <mtr>
        <mtd>
          <mrow>
            <mtext>  </mtext>
            <mrow>
              <munderover>
                <mo stretchy="false">∫</mo>
                <mn>1</mn>
                <mi mathvariant="normal">∞</mi>
              </munderover>
              <mrow>
                <mfrac>
                  <mo stretchy="false">∂</mo>
                  <mrow>
                    <mo stretchy="false">∂</mo>
                    <mi>y</mi>
                  </mrow>
                </mfrac>
                <msup>
                  <mrow>
                    <mo fence="true" stretchy="false">[</mo>
                    <mrow>
                      <mrow>
                        <mi>log</mi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row>
                                  <msup>
                                    <mi>y</mi>
                                    <mrow>
                                      <mi>s</mi>
                                      <mo stretchy="false">−</mo>
                                      <mn>1</mn>
                                    </mrow>
                                  </msup>
                                  <mo stretchy="false">⋅</mo>
                                  <msub>
                                    <mi mathvariant="normal">ζ</mi>
                                    <mi>n</mi>
                                  </msub>
                                </mrow>
                              </mrow>
                              <mrow>
                                <mo fence="true" stretchy="false">(</mo>
                                <mrow>
                                  <mrow>
                                    <mi>s</mi>
                                    <mi>,</mi>
                                    <mrow>
                                      <mn>1</mn>
                                      <mo stretchy="false">+</mo>
                                      <mi>y</mi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row>
                    <mtext>*</mtext>
                    <mn>1</mn>
                  </mrow>
                </msup>
                <mi mathvariant="italic">dy</mi>
              </mrow>
            </mrow>
          </mrow>
        </mtd>
      </mtr>
    </mtable>
    <annotation encoding="StarMath 5.0">"" [log %zeta_n(s)]^{"*"z} = (-%GAMMA( 0,(s-1)log n )+%GAMMA( 0,s log n ) - log( (s-1) log n )+log( s log n ))-
"" newline "  "  int from 1 to Infinity {{partial} over {partial y}[log (1+y^{s-1} cdot  %zeta_n(s,1+y))]^{"*"1} dy}</annotation>
  </semantics>
</math>
</file>